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co1" style:family="table-column">
      <style:table-column-properties style:column-width="17.5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604cm"/>
    </style:style>
    <style:style style:name="ro3" style:family="table-row">
      <style:table-row-properties style:row-height="0cm"/>
    </style:style>
    <style:style style:name="ce1" style:family="table-cell">
      <style:graphic-properties draw:fill="solid" draw:fill-color="#dddddd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7.589cm" svg:height="6.339cm" svg:x="2.075cm" svg:y="2.9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Competidor</text:p>
              </table:table-cell>
            </table:table-row>
            <table:table-row table:style-name="ro2">
              <table:table-cell table:style-name="ce1">
                <text:p>-posicion : int</text:p>
                <text:p>-identificador : char</text:p>
              </table:table-cell>
            </table:table-row>
            <table:table-row table:style-name="ro3">
              <table:table-cell table:style-name="ce1">
                <text:p>+establecerPosicion( nuevaPosicion) </text:p>
                <text:p>+obtenerPosicion() : int</text:p>
                <text:p>+establecerIdentificador(nuevaIdentificacion) </text:p>
                <text:p>+obtenerIdentificador() : char</text:p>
                <text:p>+mover(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89cm" svg:height="1.95cm" svg:x="3.07cm" svg:y="13.62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Tortuga </text:p>
              </table:table-cell>
            </table:table-row>
            <table:table-row table:style-name="ro3">
              <table:table-cell table:style-name="ce2">
                <text:p>+mover()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6M20S</meta:editing-duration>
    <meta:editing-cycles>3</meta:editing-cycles>
    <meta:generator>OpenOffice/4.1.7$Win32 OpenOffice.org_project/417m1$Build-9800</meta:generator>
    <dc:date>2020-08-18T22:06:56.03</dc:date>
    <meta:document-statistic meta:object-count="2"/>
  </office:meta>
</office:document-meta>
</file>